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style:font-name="Verdana" fo:font-size="14pt" style:font-size-asian="14pt" style:font-size-complex="14pt"/>
    </style:style>
    <style:style style:name="P2" style:parent-style-name="Normal" style:family="paragraph">
      <style:paragraph-properties fo:text-align="center" fo:margin-bottom="0in"/>
      <style:text-properties style:font-name="Verdana" fo:font-size="14pt" style:font-size-asian="14pt" style:font-size-complex="14pt"/>
    </style:style>
    <style:style style:name="P3" style:parent-style-name="Normal" style:family="paragraph">
      <style:paragraph-properties fo:text-align="center" fo:margin-bottom="0in"/>
      <style:text-properties style:font-name="Verdana" fo:font-size="14pt" style:font-size-asian="14pt" style:font-size-complex="14pt"/>
    </style:style>
    <style:style style:name="P4" style:parent-style-name="Normal" style:family="paragraph">
      <style:paragraph-properties fo:text-align="center" fo:margin-bottom="0in"/>
      <style:text-properties style:font-name="Verdana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ListParagraph" style:list-style-name="LFO2" style:family="paragraph">
      <style:paragraph-properties fo:text-align="justify"/>
    </style:style>
    <style:style style:name="P7" style:parent-style-name="ListParagraph" style:list-style-name="LFO2" style:family="paragraph">
      <style:paragraph-properties fo:text-align="justify"/>
    </style:style>
    <style:style style:name="P8" style:parent-style-name="ListParagraph" style:list-style-name="LFO2" style:family="paragraph">
      <style:paragraph-properties fo:text-align="justify"/>
    </style:style>
    <style:style style:name="P9" style:parent-style-name="ListParagraph" style:list-style-name="LFO2" style:family="paragraph">
      <style:paragraph-properties fo:text-align="justify"/>
    </style:style>
    <style:style style:name="P10" style:parent-style-name="ListParagraph" style:list-style-name="LFO2" style:family="paragraph">
      <style:paragraph-properties fo:text-align="justify"/>
    </style:style>
    <style:style style:name="P11" style:parent-style-name="ListParagraph" style:list-style-name="LFO2" style:family="paragraph">
      <style:paragraph-properties fo:text-align="justify"/>
    </style:style>
    <style:style style:name="P1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family="paragraph">
      <style:paragraph-properties fo:text-align="justify" fo:margin-left="2in">
        <style:tab-stops/>
      </style:paragraph-properties>
    </style:style>
    <style:style style:name="P31" style:parent-style-name="Normal" style:family="paragraph">
      <style:paragraph-properties fo:text-align="justify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rmal" style:family="paragraph">
      <style:paragraph-properties fo:margin-left="2in">
        <style:tab-stops/>
      </style:paragraph-properties>
      <style:text-properties style:font-name-complex="Calibri"/>
    </style:style>
    <style:style style:name="P34" style:parent-style-name="Normal" style:family="paragraph">
      <style:paragraph-properties fo:text-align="justify" fo:margin-left="2in">
        <style:tab-stops/>
      </style:paragraph-properties>
    </style:style>
    <style:style style:name="P35" style:parent-style-name="Normal" style:family="paragraph">
      <style:paragraph-properties fo:text-align="justify"/>
      <style:text-properties fo:font-weight="bold" style:font-weight-asian="bold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ListParagraph" style:list-style-name="LFO4" style:family="paragraph">
      <style:paragraph-properties fo:text-align="justify"/>
    </style:style>
    <style:style style:name="P45" style:parent-style-name="ListParagraph" style:list-style-name="LFO4" style:family="paragraph">
      <style:paragraph-properties fo:text-align="justify"/>
    </style:style>
    <style:style style:name="P46" style:parent-style-name="ListParagraph" style:list-style-name="LFO4" style:family="paragraph">
      <style:paragraph-properties fo:text-align="justify"/>
    </style:style>
    <style:style style:name="P47" style:parent-style-name="ListParagraph" style:list-style-name="LFO4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ListParagraph" style:list-style-name="LFO5" style:family="paragraph">
      <style:paragraph-properties fo:text-align="justify"/>
    </style:style>
    <style:style style:name="P56" style:parent-style-name="ListParagraph" style:list-style-name="LFO5" style:family="paragraph">
      <style:paragraph-properties fo:text-align="justify"/>
    </style:style>
    <style:style style:name="P57" style:parent-style-name="ListParagraph" style:family="paragraph">
      <style:paragraph-properties fo:text-align="justify" fo:margin-left="0in">
        <style:tab-stops/>
      </style:paragraph-properties>
      <style:text-properties fo:font-weight="bold" style:font-weight-asian="bold"/>
    </style:style>
    <style:style style:name="P58" style:parent-style-name="ListParagraph" style:family="paragraph">
      <style:paragraph-properties fo:text-align="justify" fo:margin-left="0in">
        <style:tab-stops/>
      </style:paragraph-properties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ListParagraph" style:family="paragraph">
      <style:paragraph-properties fo:text-align="justify" fo:margin-left="0in">
        <style:tab-stops/>
      </style:paragraph-properties>
    </style:style>
    <style:style style:name="P6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Normal" style:family="paragraph">
      <style:paragraph-properties fo:text-align="justify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Normal" style:family="paragraph">
      <style:paragraph-properties fo:text-align="justify" fo:margin-left="2in" fo:text-indent="-2in">
        <style:tab-stops/>
      </style:paragraph-properties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Normal" style:family="paragraph">
      <style:paragraph-properties fo:margin-left="2in" fo:text-indent="-2in">
        <style:tab-stops/>
      </style:paragraph-properties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P79" style:parent-style-name="Normal" style:family="paragraph">
      <style:paragraph-properties fo:text-align="justify" fo:margin-left="2in" fo:text-indent="-2in">
        <style:tab-stops/>
      </style:paragraph-properties>
    </style:style>
    <style:style style:name="P80" style:parent-style-name="ListParagraph" style:family="paragraph">
      <style:paragraph-properties fo:text-align="justify" fo:margin-left="2.0041in">
        <style:tab-stops/>
      </style:paragraph-properties>
    </style:style>
    <style:style style:name="P81" style:parent-style-name="Normal" style:family="paragraph">
      <style:paragraph-properties fo:text-align="justify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 fo:margin-left="2in" fo:text-indent="-2in">
        <style:tab-stops>
          <style:tab-stop style:type="left" style:position="-0.1291in"/>
        </style:tab-stops>
      </style:paragraph-properties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paragraph-properties fo:text-align="justify"/>
    </style:style>
    <style:style style:name="T88" style:parent-style-name="DefaultParagraphFont" style:family="text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 fo:margin-left="1.9687in" fo:text-indent="-1.9687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text-align="justify" fo:margin-left="1.9687in" fo:text-indent="-1.9687in">
        <style:tab-stops/>
      </style:paragraph-properties>
      <style:text-properties fo:font-weight="bold" style:font-weight-asian="bold"/>
    </style:style>
    <style:style style:name="P94" style:parent-style-name="Normal" style:family="paragraph">
      <style:paragraph-properties fo:text-align="justify" fo:margin-left="1.9687in">
        <style:tab-stops/>
      </style:paragraph-properties>
    </style:style>
    <style:style style:name="P95" style:parent-style-name="ListParagraph" style:family="paragraph">
      <style:paragraph-properties fo:text-align="justify" fo:margin-bottom="0.1111in" fo:line-height="150%" fo:margin-left="0in">
        <style:tab-stops/>
      </style:paragraph-properties>
      <style:text-properties fo:font-weight="bold" style:font-weight-asian="bold"/>
    </style:style>
    <style:style style:name="P96" style:parent-style-name="ListParagraph" style:family="paragraph">
      <style:paragraph-properties fo:text-align="justify" fo:margin-bottom="0.1111in" fo:line-height="150%" fo:margin-left="2in">
        <style:tab-stops>
          <style:tab-stop style:type="left" style:position="-1.6062in"/>
          <style:tab-stop style:type="left" style:position="-0.8187in"/>
          <style:tab-stop style:type="left" style:position="-0.425in"/>
          <style:tab-stop style:type="left" style:position="0.25in"/>
          <style:tab-stop style:type="left" style:position="1.15in"/>
          <style:tab-stop style:type="left" style:position="1.75in"/>
          <style:tab-stop style:type="left" style:position="2.1347in"/>
        </style:tab-stops>
      </style:paragraph-properties>
    </style:style>
    <style:style style:name="P97" style:parent-style-name="ListParagraph" style:family="paragraph">
      <style:paragraph-properties fo:text-align="justify" fo:margin-bottom="0.1111in" fo:line-height="150%" fo:margin-left="0in">
        <style:tab-stops>
          <style:tab-stop style:type="left" style:position="0.3937in"/>
          <style:tab-stop style:type="left" style:position="1.1812in"/>
          <style:tab-stop style:type="left" style:position="1.575in"/>
          <style:tab-stop style:type="left" style:position="2.25in"/>
          <style:tab-stop style:type="left" style:position="3.15in"/>
          <style:tab-stop style:type="left" style:position="3.75in"/>
          <style:tab-stop style:type="left" style:position="4.1347in"/>
        </style:tab-stops>
      </style:paragraph-properties>
      <style:text-properties fo:font-weight="bold" style:font-weight-asian="bold"/>
    </style:style>
    <style:style style:name="P98" style:parent-style-name="ListParagraph" style:family="paragraph">
      <style:paragraph-properties fo:text-align="justify" fo:margin-bottom="0.1111in" fo:line-height="150%" fo:margin-left="0in">
        <style:tab-stops>
          <style:tab-stop style:type="left" style:position="0.3937in"/>
          <style:tab-stop style:type="left" style:position="1.1812in"/>
          <style:tab-stop style:type="left" style:position="1.575in"/>
          <style:tab-stop style:type="left" style:position="2.25in"/>
          <style:tab-stop style:type="left" style:position="3.15in"/>
          <style:tab-stop style:type="left" style:position="3.75in"/>
          <style:tab-stop style:type="left" style:position="4.1347in"/>
        </style:tab-stops>
      </style:paragraph-properties>
    </style:style>
    <style:style style:name="T99" style:parent-style-name="DefaultParagraphFont" style:family="text">
      <style:text-properties fo:font-weight="bold" style:font-weight-asian="bold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ListParagraph" style:family="paragraph">
      <style:paragraph-properties fo:text-align="justify" fo:margin-bottom="0.1111in" fo:line-height="150%" fo:margin-left="2in">
        <style:tab-stops/>
      </style:paragraph-properties>
    </style:style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font-weight="bold" style:font-weight-asian="bold"/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P110" style:parent-style-name="Normal" style:family="paragraph">
      <style:paragraph-properties fo:text-align="justify" fo:margin-left="2in" fo:text-indent="-2in">
        <style:tab-stops/>
      </style:paragraph-properties>
    </style:style>
    <style:style style:name="P111" style:parent-style-name="Normal" style:family="paragraph">
      <style:paragraph-properties fo:text-align="justify"/>
    </style:style>
    <style:style style:name="T112" style:parent-style-name="DefaultParagraphFont" style:family="text">
      <style:text-properties fo:font-weight="bold" style:font-weight-asian="bold"/>
    </style:style>
    <style:style style:name="P113" style:parent-style-name="Normal" style:family="paragraph">
      <style:paragraph-properties fo:text-align="justify" fo:margin-left="2in" fo:text-indent="-2in">
        <style:tab-stops/>
      </style:paragraph-properties>
    </style:style>
    <style:style style:name="P114" style:parent-style-name="Normal" style:family="paragraph">
      <style:paragraph-properties fo:text-align="justify" fo:margin-left="2in" fo:text-indent="-2in">
        <style:tab-stops/>
      </style:paragraph-properties>
    </style:style>
    <style:style style:name="T115" style:parent-style-name="DefaultParagraphFont" style:family="text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rmal" style:family="paragraph">
      <style:paragraph-properties fo:text-align="justify" fo:margin-left="2in" fo:text-indent="-2in">
        <style:tab-stops/>
      </style:paragraph-properties>
      <style:text-properties fo:font-weight="bold" style:font-weight-asian="bold"/>
    </style:style>
    <style:style style:name="P118" style:parent-style-name="Normal" style:family="paragraph">
      <style:paragraph-properties fo:text-align="justify" fo:margin-left="2in" fo:text-indent="-2in">
        <style:tab-stops/>
      </style:paragraph-properties>
    </style:style>
    <style:style style:name="T119" style:parent-style-name="DefaultParagraphFont" style:family="text">
      <style:text-properties fo:font-weight="bold" style:font-weight-asian="bold"/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Normal" style:family="paragraph">
      <style:paragraph-properties fo:text-align="justify" fo:margin-left="2in" fo:text-indent="-2in">
        <style:tab-stops/>
      </style:paragraph-properties>
    </style:style>
    <style:style style:name="T123" style:parent-style-name="DefaultParagraphFont" style:family="text">
      <style:text-properties fo:font-weight="bold" style:font-weight-asian="bold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P128" style:parent-style-name="Normal" style:family="paragraph">
      <style:paragraph-properties fo:text-align="justify" fo:line-height="150%" fo:margin-left="2in" fo:text-indent="-2in">
        <style:tab-stops>
          <style:tab-stop style:type="left" style:position="-1.6062in"/>
          <style:tab-stop style:type="left" style:position="-0.8187in"/>
          <style:tab-stop style:type="left" style:position="-0.425in"/>
          <style:tab-stop style:type="left" style:position="0.25in"/>
          <style:tab-stop style:type="left" style:position="1.15in"/>
          <style:tab-stop style:type="left" style:position="1.75in"/>
          <style:tab-stop style:type="left" style:position="2.1347in"/>
        </style:tab-stops>
      </style:paragraph-properties>
    </style:style>
    <style:style style:name="T129" style:parent-style-name="DefaultParagraphFont" style:family="text">
      <style:text-properties fo:font-weight="bold" style:font-weight-asian="bold"/>
    </style:style>
    <style:style style:name="P130" style:parent-style-name="Normal" style:family="paragraph">
      <style:paragraph-properties fo:text-align="justify" fo:margin-left="2in" fo:text-indent="-2in">
        <style:tab-stops/>
      </style:paragraph-properties>
    </style:style>
    <style:style style:name="T131" style:parent-style-name="DefaultParagraphFont" style:family="text">
      <style:text-properties fo:font-weight="bold" style:font-weight-asian="bold"/>
    </style:style>
    <style:style style:name="P132" style:parent-style-name="Normal" style:family="paragraph">
      <style:paragraph-properties fo:text-align="justify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Normal" style:family="paragraph">
      <style:paragraph-properties fo:text-align="justify" fo:margin-left="2in" fo:text-indent="-2in">
        <style:tab-stops/>
      </style:paragraph-properties>
    </style:style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weight="bold" style:font-weight-asian="bold"/>
    </style:style>
    <style:style style:name="T139" style:parent-style-name="DefaultParagraphFont" style:family="text">
      <style:text-properties fo:font-weight="bold" style:font-weight-asian="bold"/>
    </style:style>
    <style:style style:name="P140" style:parent-style-name="Normal" style:family="paragraph">
      <style:paragraph-properties fo:text-align="justify" fo:margin-left="2in" fo:text-indent="-2in">
        <style:tab-stops/>
      </style:paragraph-properties>
    </style:style>
    <style:style style:name="P141" style:parent-style-name="Normal" style:family="paragraph">
      <style:paragraph-properties fo:text-align="justify" fo:margin-left="2in" fo:text-indent="-2in">
        <style:tab-stops/>
      </style:paragraph-properties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Normal" style:family="paragraph">
      <style:paragraph-properties fo:text-align="justify" fo:margin-left="2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text-align="justify" fo:margin-left="2in">
        <style:tab-stops/>
      </style:paragraph-properties>
    </style:style>
    <style:style style:name="P146" style:parent-style-name="Normal" style:family="paragraph">
      <style:paragraph-properties fo:text-align="justify"/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fo:font-weight="bold" style:font-weight-asian="bold"/>
    </style:style>
    <style:style style:name="T149" style:parent-style-name="DefaultParagraphFont" style:family="text">
      <style:text-properties fo:font-weight="bold" style:font-weight-asian="bold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 fo:margin-bottom="0in"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2" style:parent-style-name="Normal" style:family="paragraph">
      <style:paragraph-properties fo:text-align="justify" fo:margin-bottom="0in"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3" style:parent-style-name="Normal" style:family="paragraph">
      <style:paragraph-properties fo:text-align="justify" fo:margin-bottom="0in"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4" style:parent-style-name="Normal" style:family="paragraph">
      <style:paragraph-properties fo:text-align="justify" fo:margin-bottom="0in" fo:line-height="150%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5" style:parent-style-name="Normal" style:family="paragraph">
      <style:paragraph-properties fo:text-align="justify" fo:margin-bottom="0in" fo:line-height="150%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Normal" style:family="paragraph">
      <style:paragraph-properties fo:text-align="justify" fo:margin-bottom="0in" fo:line-height="150%"/>
    </style:style>
    <style:style style:name="P158" style:parent-style-name="Normal" style:family="paragraph">
      <style:paragraph-properties fo:text-align="justify" fo:margin-bottom="0in" fo:line-height="150%"/>
    </style:style>
    <style:style style:name="P159" style:parent-style-name="Normal" style:family="paragraph">
      <style:paragraph-properties fo:text-align="justify" fo:margin-bottom="0in" fo:line-height="150%"/>
    </style:style>
    <style:style style:name="T160" style:parent-style-name="DefaultParagraphFont" style:family="text">
      <style:text-properties fo:font-weight="bold" style:font-weight-asian="bold"/>
    </style:style>
    <style:style style:name="P161" style:parent-style-name="Normal" style:family="paragraph">
      <style:paragraph-properties fo:text-align="justify" fo:margin-bottom="0in" fo:line-height="150%"/>
    </style:style>
    <style:style style:name="T162" style:parent-style-name="DefaultParagraphFont" style:family="text">
      <style:text-properties fo:font-weight="bold" style:font-weight-asian="bold"/>
    </style:style>
    <style:style style:name="P163" style:parent-style-name="Normal" style:family="paragraph">
      <style:paragraph-properties fo:text-align="justify" fo:margin-bottom="0in" fo:line-height="150%"/>
      <style:text-properties fo:font-weight="bold" style:font-weight-asian="bold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Bongyu Elvis Oben</text:p>
      <text:p text:style-name="P2">30 Westend Village, Blanchardstown,<text:s/>Dublin 15</text:p>
      <text:p text:style-name="P3">Phone:<text:s/>087<text:s/>-<text:s/>6890936</text:p>
      <text:p text:style-name="P4">Email:bongyuelvis@gmail.com</text:p>
      <text:p text:style-name="P5">Profile</text:p>
      <text:list text:style-name="LFO2" text:continue-numbering="true">
        <text:list-item>
          <text:p text:style-name="P6">Computer and Technical Literacy<text:s/></text:p>
        </text:list-item>
        <text:list-item>
          <text:p text:style-name="P7">Interpersonal <text:s/>abilities</text:p>
        </text:list-item>
        <text:list-item>
          <text:p text:style-name="P8"><text:s/>Attention to Detail</text:p>
        </text:list-item>
        <text:list-item>
          <text:p text:style-name="P9">Team player capable of working on my own<text:s/>initiative <text:s/></text:p>
        </text:list-item>
        <text:list-item>
          <text:p text:style-name="P10">Ability to multitask</text:p>
        </text:list-item>
        <text:list-item>
          <text:p text:style-name="P11">Good time keeping</text:p>
        </text:list-item>
      </text:list>
      <text:p text:style-name="P12">Employment<text:s/>History</text:p>
      <text:p text:style-name="P13"><text:span text:style-name="T14">2012-</text:span><text:span text:style-name="T15"><text:s/>Present</text:span><text:span text:style-name="T16"><text:tab/></text:span><text:span text:style-name="T17"><text:tab/></text:span><text:span text:style-name="T18"><text:tab/>Computer repair at home</text:span></text:p>
      <text:p text:style-name="P19"><text:span text:style-name="T20"><text:tab/></text:span><text:span text:style-name="T21"><text:tab/></text:span><text:span text:style-name="T22"><text:tab/></text:span><text:span text:style-name="T23"><text:tab/></text:span>Repairing<text:s/>Computers for friend and a few<text:s/>client<text:s/><text:tab/></text:p>
      <text:p text:style-name="P24">2015-2016<text:tab/><text:tab/><text:tab/><text:span text:style-name="T25">Camara</text:span><text:span text:style-name="T26"><text:s/></text:span><text:span text:style-name="T27">Work placement</text:span><text:span text:style-name="T28">s</text:span><text:span text:style-name="T29"><text:s/></text:span></text:p>
      <text:p text:style-name="P30">Hardware specification investigations (BIOS),<text:s/>Testing operability of PCs,<text:s/>Upgrading hardware specification,<text:s/>Loading software and activating software keys,<text:s/>Recovering computer components,<text:s/>Loading and unloading computer equipment deliveries,<text:s/>Cleaning and boxing the IT equipment,<text:s/>Training other volunteers in hardware maintenance,<text:s/>General workshop maintenance and logistics.</text:p>
      <text:p text:style-name="P31">08/2016-10/2016<text:tab/><text:tab/><text:span text:style-name="T32">The Laptop shop Stephen Green Shopping Centre<text:s/></text:span></text:p>
      <text:p text:style-name="P33">My duties were repair technician at the same time sales assistance, carry out hardware and software maintenance also upgrading and downgrading a wide range of computers like<text:s/>HP, Compaq, Samsung, Sony, Ace,<text:s/>notebook and tablet computers and selling accessories for all those laptop and phones as well as a large range of sleeves and carrying cases.<text:s/></text:p>
      <text:p text:style-name="P34"/>
      <text:p text:style-name="P35"><text:tab/><text:tab/></text:p>
      <text:p text:style-name="P36"><text:span text:style-name="T37">2011 -2012</text:span><text:tab/><text:tab/><text:tab/><text:span text:style-name="T38">Sharing the<text:s/></text:span><text:span text:style-name="T39">Caring,</text:span><text:span text:style-name="T40"><text:s/></text:span><text:span text:style-name="T41">The ELMS, Belfield, Dublin 4</text:span></text:p>
      <text:p text:style-name="P42"><text:tab/><text:tab/><text:tab/><text:tab/><text:span text:style-name="T43">Carer</text:span></text:p>
      <text:list text:style-name="LFO4" text:continue-numbering="true">
        <text:list-item>
          <text:p text:style-name="P44">Preparing breakfast, lunch, and diner.</text:p>
        </text:list-item>
        <text:list-item>
          <text:p text:style-name="P45"><text:s/>Giving medication.</text:p>
        </text:list-item>
        <text:list-item>
          <text:p text:style-name="P46">Taking the client out for walk.</text:p>
        </text:list-item>
        <text:list-item>
          <text:p text:style-name="P47"><text:s/>Playing games and preparing the client for bed.</text:p>
        </text:list-item>
      </text:list>
      <text:p text:style-name="P48"><text:span text:style-name="T49">2009 – 2010</text:span><text:tab/><text:tab/><text:tab/><text:span text:style-name="T50">Private Home Care</text:span><text:span text:style-name="T51">,<text:s/></text:span><text:span text:style-name="T52">23 Wellviewpark, <text:s/>Mullhurddart, Dublin 15</text:span></text:p>
      <text:p text:style-name="P53"><text:tab/><text:tab/><text:tab/><text:tab/><text:span text:style-name="T54">Cleaner</text:span></text:p>
      <text:list text:style-name="LFO5" text:continue-numbering="true">
        <text:list-item>
          <text:p text:style-name="P55">Making and changing beds, Washing and Ironing Clothes</text:p>
        </text:list-item>
        <text:list-item>
          <text:p text:style-name="P56">Cleaning the House and other house<text:s/>duties.</text:p>
        </text:list-item>
      </text:list>
      <text:p text:style-name="P57"/>
      <text:p text:style-name="P58"><text:span text:style-name="T59">2004-2005</text:span><text:tab/><text:tab/><text:tab/><text:span text:style-name="T60">COMMES Cameroon</text:span><text:s/>None Governmental organisation<text:s/></text:p>
      <text:p text:style-name="P61"><text:tab/><text:tab/><text:tab/><text:tab/>Cyber Café work as a cyber technician and also computer repairs</text:p>
      <text:p text:style-name="P62"/>
      <text:p text:style-name="P63">Education &amp; Training</text:p>
      <text:p text:style-name="P64"><text:span text:style-name="T65">March<text:s/></text:span><text:span text:style-name="T66">2016</text:span><text:span text:style-name="T67"><text:s/>- Present</text:span><text:s text:c="2"/><text:tab/><text:tab/><text:span text:style-name="T68">Future People Training, Dublin</text:span></text:p>
      <text:p text:style-name="P69"><text:tab/><text:tab/><text:tab/><text:tab/><text:span text:style-name="T70">IT Data C</text:span><text:span text:style-name="T71">entre Engineer<text:s/></text:span></text:p>
      <text:p text:style-name="P72"><text:span text:style-name="T73">Modules Covered:</text:span><text:tab/>CISCO (CCNA-Cisco Certification Network Associate)<text:s/>Linux, windows<text:s/>2007, Windows Server<text:s/>2008R.</text:p>
      <text:p text:style-name="P74"><text:span text:style-name="T75">Certificate Achieve CCNA<text:s/></text:span><text:span text:style-name="T76"><text:tab/></text:span><text:span text:style-name="T77">CISCO Certified</text:span><text:s/>(<text:span text:style-name="T78">CCNA Routing and Switching certification</text:span>)</text:p>
      <text:p text:style-name="P79"/>
      <text:p text:style-name="P80"/>
      <text:p text:style-name="P81"><text:span text:style-name="T82">2015-2016</text:span><text:tab/><text:tab/><text:tab/><text:span text:style-name="T83">Finglas FAS Training Centre</text:span></text:p>
      <text:p text:style-name="P84"><text:tab/><text:tab/><text:tab/><text:tab/>Hardware and Software<text:s/>Maintenance</text:p>
      <text:p text:style-name="P85"><text:span text:style-name="T86">Modules Covered:</text:span><text:tab/><text:s text:c="3"/>Hardware Maintenance, Software Maintenance,<text:s/>Computer Assemble, Troubleshooting.</text:p>
      <text:p text:style-name="P87"><text:span text:style-name="T88">2012-2016</text:span><text:tab/><text:tab/><text:tab/><text:span text:style-name="T89">Institute of Technology</text:span><text:span text:style-name="T90"><text:s/>Tallaght, Tallaght Dublin 24</text:span></text:p>
      <text:p text:style-name="P91"><text:tab/><text:tab/><text:tab/><text:tab/>IT-Management</text:p>
      <text:p text:style-name="P92">Modules Covered:<text:tab/></text:p>
      <text:p text:style-name="P93">Stage 3</text:p>
      <text:p text:style-name="P94"><text:s/>Innovation &amp; Entrepreneurs, S Networking 3, Operating System,<text:s/>Web Design and Development 2,<text:s/>Advanced Database, Cloud Service and distributed Computing</text:p>
      <text:p text:style-name="P95">Stage 2<text:tab/><text:tab/></text:p>
      <text:p text:style-name="P96">Networking,<text:s/>Financial<text:s/>Managements<text:s/>Database Administration<text:s/>web design and development, Database design &amp; programming,<text:s/>Database<text:s/><text:soft-page-break/>administration,<text:s/>Software Quality assurance and testing,<text:s/><text:s/>Financial<text:s/>management,<text:s/>Software<text:s/>maintenance,<text:s/>Hardware<text:s/>maintenance<text:s/>,<text:s/>Computer repairs,<text:s/>Computer assembly,<text:s/>Electronics</text:p>
      <text:p text:style-name="P97"/>
      <text:p text:style-name="P98"><text:span text:style-name="T99">Stage 1</text:span><text:span text:style-name="T100"><text:tab/></text:span><text:span text:style-name="T101"><text:tab/><text:s text:c="11"/></text:span><text:span text:style-name="T102"><text:s/></text:span>Operating System fundamentals</text:p>
      <text:p text:style-name="P103">Fundamentals of Interface and Web Design</text:p>
      <text:p text:style-name="Normal"><text:span text:style-name="T104">2009<text:s/></text:span><text:span text:style-name="T105">–</text:span><text:span text:style-name="T106"><text:s/>2011</text:span><text:span text:style-name="T107"><text:tab/></text:span><text:span text:style-name="T108"><text:tab/></text:span><text:span text:style-name="T109"><text:tab/></text:span>FETAC Level 4 (Kerry Tralee) Tralee Resource Centre</text:p>
      <text:p text:style-name="P110"><text:tab/>Computer Application</text:p>
      <text:p text:style-name="P111"><text:span text:style-name="T112">2009- 2010</text:span><text:tab/><text:tab/><text:tab/>FETAC Level 3 (Ennis)<text:s/>Clear Immigrant Support Centre</text:p>
      <text:p text:style-name="P113"><text:tab/>Career information,<text:s/>living<text:s/>in a Diverse Society, Preparation for work</text:p>
      <text:p text:style-name="P114"><text:span text:style-name="T115">2007-2008</text:span><text:span text:style-name="T116"><text:tab/></text:span>computer<text:s/>repairs<text:s/>(at Home)</text:p>
      <text:p text:style-name="P117"/>
      <text:p text:style-name="P118"><text:span text:style-name="T119">Modules Covered:</text:span><text:tab/><text:span text:style-name="T120">School of Science and Technology Bamenda</text:span><text:span text:style-name="T121"><text:s/>Cameroon</text:span></text:p>
      <text:p text:style-name="P122"><text:span text:style-name="T123">20</text:span><text:span text:style-name="T124">02</text:span><text:tab/><text:span text:style-name="T125">Depta Computer Education and Training Centr</text:span><text:span text:style-name="T126">e,<text:s/></text:span><text:span text:style-name="T127">Bamenda Cameroon</text:span>.</text:p>
      <text:p text:style-name="P128"><text:span text:style-name="T129">Module Covered</text:span><text:tab/><text:tab/><text:tab/>Computer<text:s/>Assembly, Basic Networking and Electronics</text:p>
      <text:p text:style-name="P130"><text:span text:style-name="T131">2002-2003</text:span><text:tab/>International University Bamenda, Institute of Science and Technology</text:p>
      <text:p text:style-name="P132"><text:span text:style-name="T133"><text:tab/></text:span><text:span text:style-name="T134"><text:tab/></text:span><text:span text:style-name="T135"><text:tab/></text:span><text:tab/>IT-Management<text:s/>(Diploma)</text:p>
      <text:p text:style-name="P136"><text:span text:style-name="T137">1998-2002</text:span><text:span text:style-name="T138"><text:tab/></text:span><text:span text:style-name="T139">Self employed</text:span><text:s/></text:p>
      <text:p text:style-name="P140"><text:tab/>Taxi Driver in Cameroon<text:tab/></text:p>
      <text:p text:style-name="P141"><text:span text:style-name="T142">1992-1997</text:span><text:tab/><text:span text:style-name="T143">Secondary education<text:s/></text:span></text:p>
      <text:p text:style-name="P144">Government Technical School Ombe, South West Province of Cameroon</text:p>
      <text:p text:style-name="P145">Electrical Electronics</text:p>
      <text:p text:style-name="P146"><text:span text:style-name="T147">1991</text:span><text:span text:style-name="T148"><text:tab/></text:span><text:s/><text:tab/><text:tab/><text:tab/><text:span text:style-name="T149">St John Primary School Ntaghem, Bamenda Cameroon</text:span></text:p>
      <text:p text:style-name="P150"><text:tab/><text:tab/><text:tab/><text:tab/>Leaving Certificate</text:p>
      <text:p text:style-name="P151"/>
      <text:p text:style-name="P152"/>
      <text:p text:style-name="P153"/>
      <text:soft-page-break/>
      <text:p text:style-name="P154">Interests &amp; Achievements</text:p>
      <text:p text:style-name="P155"><text:span text:style-name="T156">Language</text:span>: English and A little bit of French</text:p>
      <text:p text:style-name="P157">Holder of a<text:s/>full clean Irish driver licence and driving</text:p>
      <text:p text:style-name="P158">Perform Computer maintenance as part time</text:p>
      <text:p text:style-name="P159"><text:span text:style-name="T160">Sport:<text:s/></text:span>football,<text:s/>snooker,<text:s/>learning arts drawing.</text:p>
      <text:p text:style-name="P161">Watch Documentaries.<text:span text:style-name="T162"><text:s text:c="2"/></text:span></text:p>
      <text:p text:style-name="P163">References available on request</text:p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I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5.5in" text:min-label-width="0.25in" text:list-level-position-and-space-mode="label-alignment">
          <style:list-level-label-alignment text:label-followed-by="listtab" fo:margin-left="5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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rainer</meta:initial-creator>
    <dc:creator>Bongyu</dc:creator>
    <meta:creation-date>2017-12-10T11:21:00Z</meta:creation-date>
    <dc:date>2017-12-10T11:21:00Z</dc:date>
    <meta:print-date>2017-12-10T11:20:00Z</meta:print-date>
    <meta:template xlink:href="Normal" xlink:type="simple"/>
    <meta:editing-cycles>2</meta:editing-cycles>
    <meta:editing-duration>PT60S</meta:editing-duration>
    <meta:document-statistic meta:page-count="4" meta:paragraph-count="7" meta:word-count="598" meta:character-count="4000" meta:row-count="28" meta:non-whitespace-character-count="3409"/>
  </office:meta>
</office:document-meta>
</file>